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 Sans" svg:font-family="'PT Sans'"/>
    <style:font-face style:name="SFMono-Regular" svg:font-family="SFMono-Regular, Menlo, Monaco, Consolas, 'Liberation Mono',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2"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3"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4"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5" style:family="paragraph" style:parent-style-name="Text_20_body" style:list-style-name="L6">
      <style:paragraph-properties fo:margin-top="0in" fo:margin-bottom="0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style>
    <style:style style:name="P7"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style:style>
    <style:style style:name="P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style:style>
    <style:style style:name="P9"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style:style>
    <style:style style:name="P10"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style:style>
    <style:style style:name="P11"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style:style>
    <style:style style:name="P12" style:family="paragraph" style:parent-style-name="Text_20_body" style:list-style-name="L1">
      <style:paragraph-properties fo:margin-top="0in" fo:margin-bottom="0.1665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13" style:family="paragraph" style:parent-style-name="Text_20_body" style:list-style-name="L2">
      <style:paragraph-properties fo:margin-top="0in" fo:margin-bottom="0.1665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14" style:family="paragraph" style:parent-style-name="Text_20_body" style:list-style-name="L3">
      <style:paragraph-properties fo:margin-top="0in" fo:margin-bottom="0.1665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15" style:family="paragraph" style:parent-style-name="Text_20_body" style:list-style-name="L4">
      <style:paragraph-properties fo:margin-top="0in" fo:margin-bottom="0.1665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16" style:family="paragraph" style:parent-style-name="Text_20_body" style:list-style-name="L5">
      <style:paragraph-properties fo:margin-top="0in" fo:margin-bottom="0.1665in" loext:contextual-spacing="false" fo:text-align="start" style:justify-single-word="false" fo:orphans="2" fo:widows="2"/>
      <style:text-properties fo:font-variant="normal" fo:text-transform="none" fo:color="#212529" style:font-name="PT Sans" fo:font-size="12pt" fo:letter-spacing="normal" fo:font-style="normal" fo:font-weight="normal"/>
    </style:style>
    <style:style style:name="P17" style:family="paragraph" style:parent-style-name="Heading_20_2">
      <style:paragraph-properties fo:margin-left="0in" fo:margin-right="0in" fo:margin-top="0.139in" fo:margin-bottom="0in" loext:contextual-spacing="false" fo:line-height="125%" fo:text-align="start" style:justify-single-word="false" fo:orphans="2" fo:widows="2" fo:text-indent="0in" style:auto-text-indent="false" fo:padding-left="0in" fo:padding-right="0in" fo:padding-top="0in" fo:padding-bottom="0.0193in" fo:border-left="none" fo:border-right="none" fo:border-top="none" fo:border-bottom="0.06pt solid #eaecef"/>
    </style:style>
    <style:style style:name="P18" style:family="paragraph" style:parent-style-name="Preformatted_20_Text" style:list-style-name="L3">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19" style:family="paragraph" style:parent-style-name="Preformatted_20_Text" style:list-style-name="L4">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20" style:family="paragraph" style:parent-style-name="Preformatted_20_Text" style:list-style-name="L6">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21" style:family="paragraph" style:parent-style-name="Preformatted_20_Text" style:list-style-name="L3">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22" style:family="paragraph" style:parent-style-name="Preformatted_20_Text" style:list-style-name="L4">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23" style:family="paragraph" style:parent-style-name="Preformatted_20_Text" style:list-style-name="L6">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T1" style:family="text">
      <style:text-properties fo:font-variant="normal" fo:text-transform="none" fo:color="#212529" style:text-line-through-style="none" style:text-line-through-type="none" style:font-name="PT Sans" fo:letter-spacing="normal" fo:font-style="normal" style:text-underline-style="none" fo:font-weight="bold" style:text-blinking="false" fo:background-color="transparent" loext:char-shading-value="0"/>
    </style:style>
    <style:style style:name="T2" style:family="text">
      <style:text-properties fo:font-variant="normal" fo:text-transform="none" fo:color="#212529" style:font-name="PT Sans" fo:font-size="12pt" fo:letter-spacing="normal" fo:font-style="normal" fo:font-weight="normal"/>
    </style:style>
    <style:style style:name="T3" style:family="text">
      <style:text-properties fo:font-variant="normal" fo:text-transform="none" fo:color="#212529" fo:letter-spacing="normal"/>
    </style:style>
    <style:style style:name="T4" style:family="text">
      <style:text-properties fo:font-variant="normal" fo:text-transform="none" fo:color="#212529" fo:letter-spacing="normal" fo:background-color="transparent" loext:char-shading-value="0" loext:padding="0in" loext:border="none"/>
    </style:style>
    <style:style style:name="T5" style:family="text">
      <style:text-properties fo:font-variant="normal" fo:text-transform="none" fo:color="#212529" style:font-name="SFMono-Regular" fo:font-size="9.75pt" fo:letter-spacing="normal" fo:font-style="normal" fo:font-weight="normal" fo:background-color="transparent" loext:char-shading-value="0" loext:padding="0in" loext:border="none"/>
    </style:style>
    <style:style style:name="T6" style:family="text">
      <style:text-properties fo:font-variant="normal" fo:text-transform="none" fo:color="#e83e8c" style:font-name="SFMono-Regular" fo:font-size="9.75pt" fo:letter-spacing="normal" fo:font-style="normal" fo:font-weight="normal"/>
    </style:style>
    <style:style style:name="T7" style:family="text">
      <style:text-properties fo:font-variant="normal" fo:text-transform="none" fo:color="#000080" style:font-name="SFMono-Regular" fo:font-size="9.75pt" fo:letter-spacing="normal" fo:font-style="normal" fo:font-weight="normal" fo:background-color="transparent" loext:char-shading-value="0" loext:padding="0in" loext:border="none"/>
    </style:style>
    <style:style style:name="T8" style:family="text">
      <style:text-properties fo:font-variant="normal" fo:text-transform="none" fo:color="#000000" style:font-name="SFMono-Regular" fo:font-size="9.75pt" fo:letter-spacing="normal" fo:font-style="normal" fo:font-weight="bold" fo:background-color="transparent" loext:char-shading-value="0" loext:padding="0in" loext:border="none"/>
    </style:style>
    <style:style style:name="T9" style:family="text">
      <style:text-properties fo:font-variant="normal" fo:text-transform="none" fo:color="#990000" style:font-name="SFMono-Regular" fo:font-size="9.75pt" fo:letter-spacing="normal" fo:font-style="normal" fo:font-weight="bold" fo:background-color="transparent" loext:char-shading-value="0" loext:padding="0in" loext:border="none"/>
    </style:style>
    <style:style style:name="T10" style:family="text">
      <style:text-properties fo:font-variant="normal" fo:text-transform="none" fo:color="#008080" style:font-name="SFMono-Regular" fo:font-size="9.75pt" fo:letter-spacing="normal" fo:font-style="normal" fo:font-weight="normal" fo:background-color="transparent" loext:char-shading-value="0" loext:padding="0in" loext:border="none"/>
    </style:style>
    <style:style style:name="T11" style:family="text">
      <style:text-properties fo:font-variant="normal" fo:text-transform="none" fo:color="#3c5d5d" style:font-name="SFMono-Regular" fo:font-size="9.75pt" fo:letter-spacing="normal" fo:font-style="normal" fo:font-weight="bold" fo:background-color="transparent" loext:char-shading-value="0" loext:padding="0in" loext:border="none"/>
    </style:style>
    <style:style style:name="T12" style:family="text">
      <style:text-properties fo:font-variant="normal" fo:text-transform="none" fo:color="#dd1144" style:font-name="SFMono-Regular" fo:font-size="9.75pt" fo:letter-spacing="normal" fo:font-style="normal" fo:font-weight="normal" fo:background-color="transparent" loext:char-shading-value="0" loext:padding="0in" loext:border="none"/>
    </style:style>
    <style:style style:name="T13" style:family="text">
      <style:text-properties fo:font-variant="normal" fo:text-transform="none" fo:color="#0086b3" style:font-name="SFMono-Regular" fo:font-size="9.75pt" fo:letter-spacing="normal" fo:font-style="normal" fo:font-weight="normal" fo:background-color="transparent" loext:char-shading-value="0" loext:padding="0in" loext:border="none"/>
    </style:style>
    <style:style style:name="T14" style:family="text">
      <style:text-properties fo:font-variant="normal" fo:text-transform="none" fo:color="#445588" style:font-name="SFMono-Regular" fo:font-size="9.75pt" fo:letter-spacing="normal" fo:font-style="normal" fo:font-weight="bold" fo:background-color="transparent" loext:char-shading-value="0" loext:padding="0in" loext:border="none"/>
    </style:style>
    <style:style style:name="T15" style:family="text">
      <style:text-properties fo:font-variant="normal" fo:text-transform="none" fo:color="#009999" style:font-name="SFMono-Regular" fo:font-size="9.75pt" fo:letter-spacing="normal" fo:font-style="normal" fo:font-weight="normal" fo:background-color="transparent" loext:char-shading-value="0" loext:padding="0in" loext:border="none"/>
    </style:style>
    <style:style style:name="T16" style:family="text">
      <style:text-properties fo:font-variant="normal" fo:text-transform="none" fo:color="#a51c30" style:text-line-through-style="none" style:text-line-through-type="none" style:font-name="PT Sans"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a61717" style:font-name="SFMono-Regular" fo:font-size="9.75pt" fo:letter-spacing="normal" fo:font-style="normal" fo:font-weight="normal" fo:background-color="#e3d2d2" loext:char-shading-value="0"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tml-css"/><text:a xlink:type="simple" xlink:href="https://cs50.harvard.edu/web/2018/notes/1/#html-css" text:style-name="Internet_20_link" text:visited-style-name="Visited_20_Internet_20_Link"><text:span text:style-name="T1">HTML, CSS</text:span></text:a></text:h>
      <text:h text:style-name="P17" text:outline-level="2"><text:bookmark text:name="more-on-git"/><text:a xlink:type="simple" xlink:href="https://cs50.harvard.edu/web/2018/notes/1/#more-on-git" text:style-name="Internet_20_link" text:visited-style-name="Visited_20_Internet_20_Link"><text:span text:style-name="T1">More on Git</text:span></text:a></text:h>
      <text:list xml:id="list3486743920" text:style-name="L1">
        <text:list-item>
          <text:p text:style-name="P6"><text:span text:style-name="T3">‘</text:span><text:span text:style-name="T2">Branching’ is a feature of Git that allows a project to move in multiple different directions simultaneously. There is one </text:span><text:span text:style-name="Source_20_Text"><text:span text:style-name="T6">master</text:span></text:span><text:span text:style-name="T2"> branch that is always usable, but any number of new branches can be created to develop new features. Once ready, these branches can then be merged back into </text:span><text:span text:style-name="Source_20_Text"><text:span text:style-name="T6">master</text:span></text:span><text:span text:style-name="T2">.</text:span></text:p>
        </text:list-item>
        <text:list-item>
          <text:p text:style-name="P6"><text:span text:style-name="T2">When working in a Git repository, </text:span><text:span text:style-name="Source_20_Text"><text:span text:style-name="T6">HEAD</text:span></text:span><text:span text:style-name="T2"> refers to the current branch being worked on. When a different branch is ‘checked out’, the </text:span><text:span text:style-name="Source_20_Text"><text:span text:style-name="T6">HEAD</text:span></text:span><text:span text:style-name="T2"> changes to indicate the new working branch.</text:span></text:p>
        </text:list-item>
        <text:list-item>
          <text:p text:style-name="P6"><text:span text:style-name="T2">When merging a branch back into </text:span><text:span text:style-name="Source_20_Text"><text:span text:style-name="T6">master</text:span></text:span><text:span text:style-name="T2">, there is the possibility for merge conflicts to arise. These can be resolved in the same way discussed in Lecture 0.</text:span></text:p>
        </text:list-item>
        <text:list-item>
          <text:p text:style-name="P12">Some Git commands related to branching:</text:p>
          <text:list>
            <text:list-item>
              <text:p text:style-name="P6"><text:span text:style-name="Source_20_Text"><text:span text:style-name="T6">git branch</text:span></text:span><text:span text:style-name="T2"> : list all the branches currently in a repository</text:span></text:p>
            </text:list-item>
            <text:list-item>
              <text:p text:style-name="P6"><text:span text:style-name="Source_20_Text"><text:span text:style-name="T6">git branch &lt;name&gt;</text:span></text:span><text:span text:style-name="T2"> : create a new branch called </text:span><text:span text:style-name="Source_20_Text"><text:span text:style-name="T6">name</text:span></text:span></text:p>
            </text:list-item>
            <text:list-item>
              <text:p text:style-name="P6"><text:span text:style-name="Source_20_Text"><text:span text:style-name="T6">git checkout &lt;name&gt;</text:span></text:span><text:span text:style-name="T2"> : switch current working branch to </text:span><text:span text:style-name="Source_20_Text"><text:span text:style-name="T6">name</text:span></text:span></text:p>
            </text:list-item>
            <text:list-item>
              <text:p text:style-name="P6"><text:span text:style-name="Source_20_Text"><text:span text:style-name="T6">git merge &lt;name&gt;</text:span></text:span><text:span text:style-name="T2"> : merge branch </text:span><text:span text:style-name="Source_20_Text"><text:span text:style-name="T6">name</text:span></text:span><text:span text:style-name="T2"> into current working branch (normally </text:span><text:span text:style-name="Source_20_Text"><text:span text:style-name="T6">master</text:span></text:span><text:span text:style-name="T2">)</text:span></text:p>
            </text:list-item>
          </text:list>
        </text:list-item>
        <text:list-item>
          <text:p text:style-name="P12">Any version of a repository that is not stored locally on a device is called a ‘remote’. ‘Origin’ is used to refer to the remote from which the local repository was originally downloaded from.</text:p>
        </text:list-item>
        <text:list-item>
          <text:p text:style-name="P12">Some Git commands related to remotes:</text:p>
          <text:list>
            <text:list-item>
              <text:p text:style-name="P6"><text:span text:style-name="Source_20_Text"><text:span text:style-name="T6">git fetch</text:span></text:span><text:span text:style-name="T2"> : download all of the latest commits from a remote to a local device</text:span></text:p>
            </text:list-item>
            <text:list-item>
              <text:p text:style-name="P6"><text:span text:style-name="Source_20_Text"><text:span text:style-name="T6">git merge origin/master</text:span></text:span><text:span text:style-name="T2"> : merge </text:span><text:span text:style-name="Source_20_Text"><text:span text:style-name="T6">origin/master</text:span></text:span><text:span text:style-name="T2">, which is the remote version of a repository normally downloaded with </text:span><text:span text:style-name="Source_20_Text"><text:span text:style-name="T6">git fetch</text:span></text:span><text:span text:style-name="T2">, into the local, preexesiting </text:span><text:span text:style-name="Source_20_Text"><text:span text:style-name="T6">master</text:span></text:span><text:span text:style-name="T2"> branch</text:span></text:p>
              <text:list>
                <text:list-item>
                  <text:p text:style-name="P6"><text:span text:style-name="T2">Note that </text:span><text:span text:style-name="Source_20_Text"><text:span text:style-name="T6">git pull</text:span></text:span><text:span text:style-name="T2"> is equivalent to running </text:span><text:span text:style-name="Source_20_Text"><text:span text:style-name="T6">git fetch</text:span></text:span><text:span text:style-name="T2"> and then </text:span><text:span text:style-name="Source_20_Text"><text:span text:style-name="T6">git merge origin/master</text:span></text:span></text:p>
                </text:list-item>
              </text:list>
            </text:list-item>
          </text:list>
        </text:list-item>
        <text:list-item>
          <text:p text:style-name="P12">A ‘fork’ of a repository is an entirely separate repository which is copy of the original repository. A forked repository can be managed and modified like any other, all without affecting the original copy.</text:p>
        </text:list-item>
        <text:list-item>
          <text:p text:style-name="P12">Open source projects are often developed using forks. There will be one central version of the software which contributors will fork and improve on, and when they want these changes to be merged into the central repository, they submit a ‘pull request’.</text:p>
        </text:list-item>
        <text:list-item>
          <text:p text:style-name="P12">A pull request can be made to merge a branch of a repository with another branch of the same repository or even a different repository. Pull requests are a good way to get feedback on changes from collaborators on the same project.</text:p>
        </text:list-item>
        <text:list-item>
          <text:p text:style-name="P1"><text:soft-page-break/>Note that forks and pull requests are both GitHub specific features.</text:p>
        </text:list-item>
      </text:list>
      <text:h text:style-name="P17" text:outline-level="2"><text:bookmark text:name="more-on-html"/><text:a xlink:type="simple" xlink:href="https://cs50.harvard.edu/web/2018/notes/1/#more-on-html" text:style-name="Internet_20_link" text:visited-style-name="Visited_20_Internet_20_Link"><text:span text:style-name="T1">More on HTML</text:span></text:a></text:h>
      <text:list xml:id="list98529533" text:style-name="L2">
        <text:list-item>
          <text:p text:style-name="P13">More useful HTML tags:</text:p>
          <text:list>
            <text:list-item>
              <text:p text:style-name="P7"><text:span text:style-name="Source_20_Text"><text:span text:style-name="T6">&lt;a href="path/to/hello.html"&gt;Click here!&lt;/a&gt;</text:span></text:span><text:span text:style-name="T2"> : link to </text:span><text:span text:style-name="Source_20_Text"><text:span text:style-name="T6">hello.html</text:span></text:span><text:span text:style-name="T2">, some URL, or some other content marked by </text:span><text:span text:style-name="Source_20_Text"><text:span text:style-name="T6">id</text:span></text:span><text:span text:style-name="T2"> by passing </text:span><text:span text:style-name="Source_20_Text"><text:span text:style-name="T6">#id</text:span></text:span><text:span text:style-name="T2"> to </text:span><text:span text:style-name="Source_20_Text"><text:span text:style-name="T6">href</text:span></text:span></text:p>
            </text:list-item>
            <text:list-item>
              <text:p text:style-name="P7"><text:span text:style-name="Source_20_Text"><text:span text:style-name="T6">&lt;input type="radio"&gt; Option 1</text:span></text:span><text:span text:style-name="T2"> : radio-button option for a form, where only 1 out of all the options may be selected ``` html</text:span></text:p>
            </text:list-item>
          </text:list>
        </text:list-item>
        <text:list-item>
          <text:p text:style-name="P2">There are lots of new useful tags with HTML5, but not all browsers, especially older browsers, will support these new features. Nonetheless, these new features can be used with increasing confidence that they will be rendered appropriately for a significant portion of users.</text:p>
        </text:list-item>
      </text:list>
      <text:h text:style-name="P17" text:outline-level="2"><text:bookmark text:name="more-on-css"/><text:a xlink:type="simple" xlink:href="https://cs50.harvard.edu/web/2018/notes/1/#more-on-css" text:style-name="Internet_20_link" text:visited-style-name="Visited_20_Internet_20_Link"><text:span text:style-name="T1">More on CSS</text:span></text:a></text:h>
      <text:list xml:id="list1843255478" text:style-name="L3">
        <text:list-item>
          <text:p text:style-name="P14">CSS selectors are used to select different parts of a website to style in particular ways.</text:p>
        </text:list-item>
        <text:list-item>
          <text:p text:style-name="P14">Some common CSS selectors:</text:p>
        </text:list-item>
        <text:list-item>
          <text:p text:style-name="P8"><text:span text:style-name="T2">Select </text:span><text:span text:style-name="Source_20_Text"><text:span text:style-name="T6">h1</text:span></text:span><text:span text:style-name="T2"> and </text:span><text:span text:style-name="Source_20_Text"><text:span text:style-name="T6">h2</text:span></text:span></text:p>
          <text:p text:style-name="P18"><text:span text:style-name="Source_20_Text"><text:span text:style-name="T4"><text:s text:c="2"/></text:span></text:span><text:span text:style-name="Source_20_Text"><text:span text:style-name="T7">h1</text:span></text:span><text:span text:style-name="Source_20_Text"><text:span text:style-name="T8">,</text:span></text:span><text:span text:style-name="Source_20_Text"><text:span text:style-name="T5"> </text:span></text:span><text:span text:style-name="Source_20_Text"><text:span text:style-name="T7">h2</text:span></text:span><text:span text:style-name="Source_20_Text"><text:span text:style-name="T5"> {</text:span></text:span></text:p>
          <text:p text:style-name="P21"><text:span text:style-name="Source_20_Text"><text:span text:style-name="T4"><text:s text:c="6"/></text:span></text:span><text:span text:style-name="Source_20_Text"><text:span text:style-name="T9">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item>
        <text:list-item>
          <text:p text:style-name="P8"><text:span text:style-name="T2">Select all </text:span><text:span text:style-name="Source_20_Text"><text:span text:style-name="T6">li</text:span></text:span><text:span text:style-name="T2"> that are descendants of </text:span><text:span text:style-name="Source_20_Text"><text:span text:style-name="T6">ol</text:span></text:span><text:span text:style-name="T2"> (not necessarily immediate descendants</text:span></text:p>
          <text:p text:style-name="P18"><text:span text:style-name="Source_20_Text"><text:span text:style-name="T4"><text:s text:c="2"/></text:span></text:span><text:span text:style-name="Source_20_Text"><text:span text:style-name="T7">ol</text:span></text:span><text:span text:style-name="Source_20_Text"><text:span text:style-name="T5"> </text:span></text:span><text:span text:style-name="Source_20_Text"><text:span text:style-name="T7">li</text:span></text:span><text:span text:style-name="Source_20_Text"><text:span text:style-name="T5"> {</text:span></text:span></text:p>
          <text:p text:style-name="P21"><text:span text:style-name="Source_20_Text"><text:span text:style-name="T4"><text:s text:c="6"/></text:span></text:span><text:span text:style-name="Source_20_Text"><text:span text:style-name="T9">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item>
        <text:list-item>
          <text:p text:style-name="P8"><text:span text:style-name="T2">Select all </text:span><text:span text:style-name="Source_20_Text"><text:span text:style-name="T6">li</text:span></text:span><text:span text:style-name="T2"> that are immediate children of </text:span><text:span text:style-name="Source_20_Text"><text:span text:style-name="T6">ol</text:span></text:span></text:p>
          <text:p text:style-name="P18"><text:span text:style-name="Source_20_Text"><text:span text:style-name="T4"><text:s text:c="2"/></text:span></text:span><text:span text:style-name="Source_20_Text"><text:span text:style-name="T7">ol</text:span></text:span><text:span text:style-name="Source_20_Text"><text:span text:style-name="T5"> </text:span></text:span><text:span text:style-name="Source_20_Text"><text:span text:style-name="T8">&gt;</text:span></text:span><text:span text:style-name="Source_20_Text"><text:span text:style-name="T5"> </text:span></text:span><text:span text:style-name="Source_20_Text"><text:span text:style-name="T7">li</text:span></text:span><text:span text:style-name="Source_20_Text"><text:span text:style-name="T5"> {</text:span></text:span></text:p>
          <text:p text:style-name="P21"><text:span text:style-name="Source_20_Text"><text:span text:style-name="T4"><text:s text:c="6"/></text:span></text:span><text:span text:style-name="Source_20_Text"><text:span text:style-name="T9">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item>
        <text:list-item>
          <text:p text:style-name="P8"><text:span text:style-name="T2">Select all </text:span><text:span text:style-name="Source_20_Text"><text:span text:style-name="T6">input</text:span></text:span><text:span text:style-name="T2"> fields with the attribute </text:span><text:span text:style-name="Source_20_Text"><text:span text:style-name="T6">type=text</text:span></text:span></text:p>
          <text:p text:style-name="P18"><text:span text:style-name="Source_20_Text"><text:span text:style-name="T4"><text:s text:c="2"/></text:span></text:span><text:span text:style-name="Source_20_Text"><text:span text:style-name="T7">input</text:span></text:span><text:span text:style-name="Source_20_Text"><text:span text:style-name="T8">[</text:span></text:span><text:span text:style-name="Source_20_Text"><text:span text:style-name="T7">type</text:span></text:span><text:span text:style-name="Source_20_Text"><text:span text:style-name="T8">=</text:span></text:span><text:span text:style-name="Source_20_Text"><text:span text:style-name="T7">text</text:span></text:span><text:span text:style-name="Source_20_Text"><text:span text:style-name="T8">]</text:span></text:span><text:span text:style-name="Source_20_Text"><text:span text:style-name="T5"> {</text:span></text:span></text:p>
          <text:p text:style-name="P21"><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item>
        <text:list-item>
          <text:p text:style-name="P8"><text:span text:style-name="T2">Select all </text:span><text:span text:style-name="Source_20_Text"><text:span text:style-name="T6">button</text:span></text:span><text:span text:style-name="T2">s with the pseudoclass </text:span><text:span text:style-name="Source_20_Text"><text:span text:style-name="T6">hover</text:span></text:span></text:p>
          <text:p text:style-name="P18"><text:span text:style-name="Source_20_Text"><text:span text:style-name="T4"><text:s text:c="2"/></text:span></text:span><text:span text:style-name="Source_20_Text"><text:span text:style-name="T7">button</text:span></text:span><text:span text:style-name="Source_20_Text"><text:span text:style-name="T11">:hover</text:span></text:span><text:span text:style-name="Source_20_Text"><text:span text:style-name="T5"> {</text:span></text:span></text:p>
          <text:p text:style-name="P21"><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orange</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
            <text:list-item>
              <text:p text:style-name="P3">A ‘pseudoclass’ is a special state of an HTML element. In this example, the state is whether or not the cursor is hovering over a button.</text:p>
            </text:list-item>
          </text:list>
        </text:list-item>
        <text:list-item>
          <text:p text:style-name="P8"><text:span text:style-name="T2">Select all </text:span><text:span text:style-name="Source_20_Text"><text:span text:style-name="T6">before</text:span></text:span><text:span text:style-name="T2"> pseudoelements of the element </text:span><text:span text:style-name="Source_20_Text"><text:span text:style-name="T6">a</text:span></text:span></text:p>
          <text:p text:style-name="P18"><text:span text:style-name="Source_20_Text"><text:span text:style-name="T4"><text:s text:c="2"/></text:span></text:span><text:span text:style-name="Source_20_Text"><text:span text:style-name="T7">a</text:span></text:span><text:span text:style-name="Source_20_Text"><text:span text:style-name="T11">::before</text:span></text:span><text:span text:style-name="Source_20_Text"><text:span text:style-name="T5"> {</text:span></text:span></text:p>
          <text:p text:style-name="P21"><text:soft-page-break/><text:span text:style-name="Source_20_Text"><text:span text:style-name="T4"><text:s text:c="6"/></text:span></text:span><text:span text:style-name="Source_20_Text"><text:span text:style-name="T9">content</text:span></text:span><text:span text:style-name="Source_20_Text"><text:span text:style-name="T5">: </text:span></text:span><text:span text:style-name="Source_20_Text"><text:span text:style-name="T12">"\21d2 Click here: "</text:span></text:span><text:span text:style-name="Source_20_Text"><text:span text:style-name="T5">;</text:span></text:span></text:p>
          <text:p text:style-name="P21"><text:span text:style-name="Source_20_Text"><text:span text:style-name="T4"><text:s text:c="6"/></text:span></text:span><text:span text:style-name="Source_20_Text"><text:span text:style-name="T9">font-weight</text:span></text:span><text:span text:style-name="Source_20_Text"><text:span text:style-name="T5">: </text:span></text:span><text:span text:style-name="Source_20_Text"><text:span text:style-name="T13">bold</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
            <text:list-item>
              <text:p text:style-name="P8"><text:span text:style-name="T2">A ‘pseudoelement’ is a way to affect certain parts of an HTML element. In this example, the </text:span><text:span text:style-name="Source_20_Text"><text:span text:style-name="T6">before</text:span></text:span><text:span text:style-name="T2"> selector applies </text:span><text:span text:style-name="Source_20_Text"><text:span text:style-name="T6">content</text:span></text:span><text:span text:style-name="T2"> with its included styling before the contents of all </text:span><text:span text:style-name="Source_20_Text"><text:span text:style-name="T6">a</text:span></text:span><text:span text:style-name="T2"> elements.</text:span></text:p>
            </text:list-item>
            <text:list-item>
              <text:p text:style-name="P8"><text:span text:style-name="Source_20_Text"><text:span text:style-name="T6">\21d2</text:span></text:span><text:span text:style-name="T2"> is a hexadecimal value for a Unicode icon, which can represent symbols like emoji.</text:span></text:p>
            </text:list-item>
          </text:list>
        </text:list-item>
        <text:list-item>
          <text:p text:style-name="P8"><text:span text:style-name="T2">Select all </text:span><text:span text:style-name="Source_20_Text"><text:span text:style-name="T6">selection</text:span></text:span><text:span text:style-name="T2"> pseudoelements of the element </text:span><text:span text:style-name="Source_20_Text"><text:span text:style-name="T6">p</text:span></text:span></text:p>
          <text:p text:style-name="P18"><text:span text:style-name="Source_20_Text"><text:span text:style-name="T4"><text:s text:c="2"/></text:span></text:span><text:span text:style-name="Source_20_Text"><text:span text:style-name="T7">p</text:span></text:span><text:span text:style-name="Source_20_Text"><text:span text:style-name="T11">::selection</text:span></text:span><text:span text:style-name="Source_20_Text"><text:span text:style-name="T5"> {</text:span></text:span></text:p>
          <text:p text:style-name="P21"><text:span text:style-name="Source_20_Text"><text:span text:style-name="T4"><text:s text:c="6"/></text:span></text:span><text:span text:style-name="Source_20_Text"><text:span text:style-name="T9">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1"><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yellow</text:span></text:span><text:span text:style-name="Source_20_Text"><text:span text:style-name="T5">;</text:span></text:span></text:p>
          <text:p text:style-name="P21"><text:span text:style-name="Source_20_Text"><text:span text:style-name="T4"><text:s text:c="2"/></text:span></text:span><text:span text:style-name="Source_20_Text"><text:span text:style-name="T5">}</text:span></text:span></text:p>
        </text:list-item>
      </text:list>
      <text:h text:style-name="P17" text:outline-level="2"><text:bookmark text:name="responsive-design"/><text:a xlink:type="simple" xlink:href="https://cs50.harvard.edu/web/2018/notes/1/#responsive-design" text:style-name="Internet_20_link" text:visited-style-name="Visited_20_Internet_20_Link"><text:span text:style-name="T1">Responsive Design</text:span></text:a></text:h>
      <text:list xml:id="list2930768025" text:style-name="L4">
        <text:list-item>
          <text:p text:style-name="P15">Responsive design is the idea that a website should look good regardless of the platform its viewed from.</text:p>
        </text:list-item>
        <text:list-item>
          <text:p text:style-name="P15">One way we can do this is by using a ‘media query’:</text:p>
          <text:p text:style-name="P19"><text:span text:style-name="Source_20_Text"><text:span text:style-name="T4"><text:s text:c="2"/></text:span></text:span><text:span text:style-name="Source_20_Text"><text:span text:style-name="T8">&lt;</text:span></text:span><text:span text:style-name="Source_20_Text"><text:span text:style-name="T7">style</text:span></text:span><text:span text:style-name="Source_20_Text"><text:span text:style-name="T8">&gt;</text:span></text:span></text:p>
          <text:p text:style-name="P22"><text:span text:style-name="Source_20_Text"><text:span text:style-name="T4"><text:s text:c="6"/></text:span></text:span><text:span text:style-name="Source_20_Text"><text:span text:style-name="T8">@media</text:span></text:span><text:span text:style-name="Source_20_Text"><text:span text:style-name="T5"> print {</text:span></text:span></text:p>
          <text:p text:style-name="P22"><text:span text:style-name="Source_20_Text"><text:span text:style-name="T4"><text:s text:c="10"/></text:span></text:span><text:span text:style-name="Source_20_Text"><text:span text:style-name="T14">.screen-only</text:span></text:span><text:span text:style-name="Source_20_Text"><text:span text:style-name="T5"> {</text:span></text:span></text:p>
          <text:p text:style-name="P22"><text:span text:style-name="Source_20_Text"><text:span text:style-name="T4"><text:s text:c="14"/></text:span></text:span><text:span text:style-name="Source_20_Text"><text:span text:style-name="T9">display</text:span></text:span><text:span text:style-name="Source_20_Text"><text:span text:style-name="T5">: </text:span></text:span><text:span text:style-name="Source_20_Text"><text:span text:style-name="T13">none</text:span></text:span><text:span text:style-name="Source_20_Text"><text:span text:style-name="T5">;</text:span></text:span></text:p>
          <text:p text:style-name="P22"><text:span text:style-name="Source_20_Text"><text:span text:style-name="T4"><text:s text:c="10"/></text:span></text:span><text:span text:style-name="Source_20_Text"><text:span text:style-name="T5">}</text:span></text:span></text:p>
          <text:p text:style-name="P22"><text:span text:style-name="Source_20_Text"><text:span text:style-name="T4"><text:s text:c="6"/></text:span></text:span><text:span text:style-name="Source_20_Text"><text:span text:style-name="T5">}</text:span></text:span></text:p>
          <text:p text:style-name="P22"><text:span text:style-name="Source_20_Text"><text:span text:style-name="T4"><text:s text:c="2"/></text:span></text:span><text:span text:style-name="Source_20_Text"><text:span text:style-name="T8">&lt;/</text:span></text:span><text:span text:style-name="Source_20_Text"><text:span text:style-name="T7">style</text:span></text:span><text:span text:style-name="Source_20_Text"><text:span text:style-name="T8">&gt;</text:span></text:span></text:p>
          <text:p text:style-name="P22"><text:span text:style-name="Source_20_Text"><text:span text:style-name="T4"><text:s text:c="2"/></text:span></text:span><text:span text:style-name="Source_20_Text"><text:span text:style-name="T8">&lt;</text:span></text:span><text:span text:style-name="Source_20_Text"><text:span text:style-name="T7">body</text:span></text:span><text:span text:style-name="Source_20_Text"><text:span text:style-name="T8">&gt;</text:span></text:span></text:p>
          <text:p text:style-name="P22"><text:span text:style-name="Source_20_Text"><text:span text:style-name="T4"><text:s text:c="6"/></text:span></text:span><text:span text:style-name="Source_20_Text"><text:span text:style-name="T8">&lt;</text:span></text:span><text:span text:style-name="Source_20_Text"><text:span text:style-name="T7">p</text:span></text:span><text:span text:style-name="Source_20_Text"><text:span text:style-name="T5"> </text:span></text:span><text:span text:style-name="Source_20_Text"><text:span text:style-name="T7">class</text:span></text:span><text:span text:style-name="Source_20_Text"><text:span text:style-name="T8">=</text:span></text:span><text:span text:style-name="Source_20_Text"><text:span text:style-name="T12">"screen-only"</text:span></text:span><text:span text:style-name="Source_20_Text"><text:span text:style-name="T8">&gt;</text:span></text:span><text:span text:style-name="Source_20_Text"><text:span text:style-name="T7">This</text:span></text:span><text:span text:style-name="Source_20_Text"><text:span text:style-name="T5"> </text:span></text:span><text:span text:style-name="Source_20_Text"><text:span text:style-name="T7">will</text:span></text:span><text:span text:style-name="Source_20_Text"><text:span text:style-name="T5"> </text:span></text:span><text:span text:style-name="Source_20_Text"><text:span text:style-name="T7">not</text:span></text:span><text:span text:style-name="Source_20_Text"><text:span text:style-name="T5"> </text:span></text:span><text:span text:style-name="Source_20_Text"><text:span text:style-name="T7">appear</text:span></text:span><text:span text:style-name="Source_20_Text"><text:span text:style-name="T5"> </text:span></text:span><text:span text:style-name="Source_20_Text"><text:span text:style-name="T7">when</text:span></text:span><text:span text:style-name="Source_20_Text"><text:span text:style-name="T5"> </text:span></text:span><text:span text:style-name="Source_20_Text"><text:span text:style-name="T7">printed</text:span></text:span><text:span text:style-name="Source_20_Text"><text:span text:style-name="T8">&lt;/</text:span></text:span><text:span text:style-name="Source_20_Text"><text:span text:style-name="T7">p</text:span></text:span><text:span text:style-name="Source_20_Text"><text:span text:style-name="T8">&gt;</text:span></text:span></text:p>
          <text:p text:style-name="P22"><text:span text:style-name="Source_20_Text"><text:span text:style-name="T4"><text:s text:c="2"/></text:span></text:span><text:span text:style-name="Source_20_Text"><text:span text:style-name="T8">&lt;/</text:span></text:span><text:span text:style-name="Source_20_Text"><text:span text:style-name="T7">body</text:span></text:span><text:span text:style-name="Source_20_Text"><text:span text:style-name="T8">&gt;</text:span></text:span></text:p>
          <text:list>
            <text:list-item>
              <text:p text:style-name="P9"><text:span text:style-name="Source_20_Text"><text:span text:style-name="T6">@media</text:span></text:span><text:span text:style-name="T2"> is a media query, which means the following CSS will be applied only in certain situations, namely, when the webpage is being printed. </text:span><text:span text:style-name="Source_20_Text"><text:span text:style-name="T6">.screen-only</text:span></text:span><text:span text:style-name="T2"> is a class selector which identifies what content we want to be print only</text:span></text:p>
              <text:p text:style-name="P19"><text:span text:style-name="Source_20_Text"><text:span text:style-name="T4"><text:s text:c="2"/></text:span></text:span><text:span text:style-name="Source_20_Text"><text:span text:style-name="T8">@media</text:span></text:span><text:span text:style-name="Source_20_Text"><text:span text:style-name="T5"> (min-width: </text:span></text:span><text:span text:style-name="Source_20_Text"><text:span text:style-name="T15">500px</text:span></text:span><text:span text:style-name="Source_20_Text"><text:span text:style-name="T5">) {</text:span></text:span></text:p>
              <text:p text:style-name="P22"><text:span text:style-name="Source_20_Text"><text:span text:style-name="T4"><text:s text:c="2"/></text:span></text:span><text:span text:style-name="Source_20_Text"><text:span text:style-name="T7">body</text:span></text:span><text:span text:style-name="Source_20_Text"><text:span text:style-name="T5"> {</text:span></text:span></text:p>
              <text:p text:style-name="P22"><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red</text:span></text:span><text:span text:style-name="Source_20_Text"><text:span text:style-name="T5">;</text:span></text:span></text:p>
              <text:p text:style-name="P22"><text:span text:style-name="Source_20_Text"><text:span text:style-name="T4"><text:s text:c="2"/></text:span></text:span><text:span text:style-name="Source_20_Text"><text:span text:style-name="T5">}</text:span></text:span></text:p>
              <text:p text:style-name="P22"><text:span text:style-name="Source_20_Text"><text:span text:style-name="T4"><text:s text:c="2"/></text:span></text:span><text:span text:style-name="Source_20_Text"><text:span text:style-name="T5">}</text:span></text:span></text:p>
              <text:p text:style-name="P22"><text:span text:style-name="Source_20_Text"><text:span text:style-name="T4"><text:s text:c="2"/></text:span></text:span><text:span text:style-name="Source_20_Text"><text:span text:style-name="T8">@media</text:span></text:span><text:span text:style-name="Source_20_Text"><text:span text:style-name="T5"> (max-width: </text:span></text:span><text:span text:style-name="Source_20_Text"><text:span text:style-name="T15">499px</text:span></text:span><text:span text:style-name="Source_20_Text"><text:span text:style-name="T5">) {</text:span></text:span></text:p>
              <text:p text:style-name="P22"><text:span text:style-name="Source_20_Text"><text:span text:style-name="T4"><text:s text:c="2"/></text:span></text:span><text:span text:style-name="Source_20_Text"><text:span text:style-name="T7">body</text:span></text:span><text:span text:style-name="Source_20_Text"><text:span text:style-name="T5"> {</text:span></text:span></text:p>
              <text:p text:style-name="P22"><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yellow</text:span></text:span><text:span text:style-name="Source_20_Text"><text:span text:style-name="T5">;</text:span></text:span></text:p>
              <text:p text:style-name="P22"><text:span text:style-name="Source_20_Text"><text:span text:style-name="T4"><text:s text:c="2"/></text:span></text:span><text:span text:style-name="Source_20_Text"><text:span text:style-name="T5">}</text:span></text:span></text:p>
              <text:p text:style-name="P22"><text:span text:style-name="Source_20_Text"><text:span text:style-name="T4"><text:s text:c="2"/></text:span></text:span><text:span text:style-name="Source_20_Text"><text:span text:style-name="T5">}</text:span></text:span></text:p>
            </text:list-item>
            <text:list-item>
              <text:p text:style-name="P9"><text:soft-page-break/><text:span text:style-name="T2">When the width of the screen is at least 500px, the background color of </text:span><text:span text:style-name="Source_20_Text"><text:span text:style-name="T6">body</text:span></text:span><text:span text:style-name="T2"> will be red, while if it is less than 499px, the background color of </text:span><text:span text:style-name="Source_20_Text"><text:span text:style-name="T6">body</text:span></text:span><text:span text:style-name="T2"> will be yellow.</text:span></text:p>
            </text:list-item>
            <text:list-item>
              <text:p text:style-name="P9"><text:span text:style-name="T2">In order to interact with the screen size, the following must be included in </text:span><text:span text:style-name="Source_20_Text"><text:span text:style-name="T6">head</text:span></text:span><text:span text:style-name="T2">: </text:span><text:span text:style-name="Source_20_Text"><text:span text:style-name="T6">&lt;meta name="viewport" content="width=device-width, initial-scale=1.0"&gt;</text:span></text:span></text:p>
              <text:list>
                <text:list-item>
                  <text:p text:style-name="P9"><text:span text:style-name="Source_20_Text"><text:span text:style-name="T6">viewport</text:span></text:span><text:span text:style-name="T2"> is the visible area on which the screen is being displayed. </text:span><text:span text:style-name="Source_20_Text"><text:span text:style-name="T6">content</text:span></text:span><text:span text:style-name="T2"> refers to the entire webpage the </text:span><text:span text:style-name="Source_20_Text"><text:span text:style-name="T6">width</text:span></text:span><text:span text:style-name="T2"> of which is being set to </text:span><text:span text:style-name="Source_20_Text"><text:span text:style-name="T6">device-width</text:span></text:span><text:span text:style-name="T2">.</text:span></text:p>
                </text:list-item>
              </text:list>
            </text:list-item>
          </text:list>
        </text:list-item>
        <text:list-item>
          <text:p text:style-name="P15">Another tool is ‘flexbox’. Flexbox allows for the reorganization of content based on the size of the viewport.</text:p>
          <text:p text:style-name="P19"><text:span text:style-name="Source_20_Text"><text:span text:style-name="T4"><text:s text:c="2"/></text:span></text:span><text:span text:style-name="Source_20_Text"><text:span text:style-name="T14">.container</text:span></text:span><text:span text:style-name="Source_20_Text"><text:span text:style-name="T5"> {</text:span></text:span></text:p>
          <text:p text:style-name="P22"><text:span text:style-name="Source_20_Text"><text:span text:style-name="T4"><text:s text:c="6"/></text:span></text:span><text:span text:style-name="Source_20_Text"><text:span text:style-name="T9">display</text:span></text:span><text:span text:style-name="Source_20_Text"><text:span text:style-name="T5">: flex;</text:span></text:span></text:p>
          <text:p text:style-name="P22"><text:span text:style-name="Source_20_Text"><text:span text:style-name="T4"><text:s text:c="6"/></text:span></text:span><text:span text:style-name="Source_20_Text"><text:span text:style-name="T9">flex-wrap</text:span></text:span><text:span text:style-name="Source_20_Text"><text:span text:style-name="T5">: wrap;</text:span></text:span></text:p>
          <text:p text:style-name="P22"><text:span text:style-name="Source_20_Text"><text:span text:style-name="T4"><text:s text:c="2"/></text:span></text:span><text:span text:style-name="Source_20_Text"><text:span text:style-name="T5">}</text:span></text:span></text:p>
          <text:list>
            <text:list-item>
              <text:p text:style-name="P9"><text:span text:style-name="T2">By setting </text:span><text:span text:style-name="Source_20_Text"><text:span text:style-name="T6">display: flex</text:span></text:span><text:span text:style-name="T2"> and </text:span><text:span text:style-name="Source_20_Text"><text:span text:style-name="T6">flex-wrap: wrap</text:span></text:span><text:span text:style-name="T2">, content will wrap vertically if necessary, so no content is lost when the width of the screen is shrunk.</text:span></text:p>
            </text:list-item>
          </text:list>
        </text:list-item>
        <text:list-item>
          <text:p text:style-name="P4">A grid of content can be achieved in a similar fashion.</text:p>
          <text:p text:style-name="P19"><text:span text:style-name="Source_20_Text"><text:span text:style-name="T4"><text:s text:c="2"/></text:span></text:span><text:span text:style-name="Source_20_Text"><text:span text:style-name="T14">.grid</text:span></text:span><text:span text:style-name="Source_20_Text"><text:span text:style-name="T5"> {</text:span></text:span></text:p>
          <text:p text:style-name="P22"><text:span text:style-name="Source_20_Text"><text:span text:style-name="T4"><text:s text:c="6"/></text:span></text:span><text:span text:style-name="Source_20_Text"><text:span text:style-name="T9">display</text:span></text:span><text:span text:style-name="Source_20_Text"><text:span text:style-name="T5">: grid;</text:span></text:span></text:p>
          <text:p text:style-name="P22"><text:span text:style-name="Source_20_Text"><text:span text:style-name="T4"><text:s text:c="6"/></text:span></text:span><text:span text:style-name="Source_20_Text"><text:span text:style-name="T5">grid-column-gap: </text:span></text:span><text:span text:style-name="Source_20_Text"><text:span text:style-name="T15">20px</text:span></text:span><text:span text:style-name="Source_20_Text"><text:span text:style-name="T5">;</text:span></text:span></text:p>
          <text:p text:style-name="P22"><text:span text:style-name="Source_20_Text"><text:span text:style-name="T4"><text:s text:c="6"/></text:span></text:span><text:span text:style-name="Source_20_Text"><text:span text:style-name="T5">grid-row-gap: </text:span></text:span><text:span text:style-name="Source_20_Text"><text:span text:style-name="T15">10px</text:span></text:span><text:span text:style-name="Source_20_Text"><text:span text:style-name="T5">;</text:span></text:span></text:p>
          <text:p text:style-name="P22"><text:span text:style-name="Source_20_Text"><text:span text:style-name="T4"><text:s text:c="6"/></text:span></text:span><text:span text:style-name="Source_20_Text"><text:span text:style-name="T5">grid-template-columns: </text:span></text:span><text:span text:style-name="Source_20_Text"><text:span text:style-name="T15">200px</text:span></text:span><text:span text:style-name="Source_20_Text"><text:span text:style-name="T5"> </text:span></text:span><text:span text:style-name="Source_20_Text"><text:span text:style-name="T15">200px</text:span></text:span><text:span text:style-name="Source_20_Text"><text:span text:style-name="T5"> </text:span></text:span><text:span text:style-name="Source_20_Text"><text:span text:style-name="T13">auto</text:span></text:span><text:span text:style-name="Source_20_Text"><text:span text:style-name="T5">;</text:span></text:span></text:p>
          <text:p text:style-name="P22"><text:span text:style-name="Source_20_Text"><text:span text:style-name="T4"><text:s text:c="2"/></text:span></text:span><text:span text:style-name="Source_20_Text"><text:span text:style-name="T5">}</text:span></text:span></text:p>
          <text:list>
            <text:list-item>
              <text:p text:style-name="P9"><text:span text:style-name="T2">By setting </text:span><text:span text:style-name="Source_20_Text"><text:span text:style-name="T6">display: grid</text:span></text:span><text:span text:style-name="T2">, all the different characteristics of a grid layout can be used to format content. In particular, when defining </text:span><text:span text:style-name="Source_20_Text"><text:span text:style-name="T6">grid-template-colummns</text:span></text:span><text:span text:style-name="T2">, the final column can be set to </text:span><text:span text:style-name="Source_20_Text"><text:span text:style-name="T6">auto</text:span></text:span><text:span text:style-name="T2">, filling up however much screen space may be left. If multiple columns are set to </text:span><text:span text:style-name="Source_20_Text"><text:span text:style-name="T6">auto</text:span></text:span><text:span text:style-name="T2">, they will equally share the remaining space.</text:span></text:p>
            </text:list-item>
          </text:list>
        </text:list-item>
      </text:list>
      <text:h text:style-name="P17" text:outline-level="2"><text:bookmark text:name="bootstrap"/><text:a xlink:type="simple" xlink:href="https://cs50.harvard.edu/web/2018/notes/1/#bootstrap" text:style-name="Internet_20_link" text:visited-style-name="Visited_20_Internet_20_Link"><text:span text:style-name="T1">Bootstrap</text:span></text:a></text:h>
      <text:list xml:id="list3362252346" text:style-name="L5">
        <text:list-item>
          <text:p text:style-name="P16">Bootstrap is a CSS library written to help make clean, responsive, and nice-looking websites without having to remember the gritty details about flexboxes or grids everytime a layout needs to be set up.</text:p>
        </text:list-item>
        <text:list-item>
          <text:p text:style-name="P10"><text:span text:style-name="T2">The only thing needed to use Bootstrap is by adding a single line which links Bootstrap’s CSS stylesheet: </text:span><text:span text:style-name="Source_20_Text"><text:span text:style-name="T6">&lt;link rel="stylesheet" href="https://stackpath.bootstrapcdn.com/bootstrap/4.1.1/css/bootstrap.min.css" integrity="sha384-WskhaSGFgHYWDcbwN70/dfYBj47jz9qbsMId/iRN3ewGhXQFZCSftd1LZCfmhktB" crossorigin="anonymous"&gt;</text:span></text:span><text:span text:style-name="T2">.</text:span></text:p>
        </text:list-item>
        <text:list-item>
          <text:p text:style-name="P16">Bootstrap’s CSS will make everything look a little cleaner and more modern, but its real power comes with its layout system. Bootstrap uses a column-based model where every row in a website is divided into 12 individual columns, and different elements can be alloted a different number of columns to fill.</text:p>
        </text:list-item>
        <text:list-item>
          <text:p text:style-name="P10"><text:soft-page-break/><text:span text:style-name="T2">Bootstrap’s columns and rows are referenced in HTML with </text:span><text:span text:style-name="Source_20_Text"><text:span text:style-name="T6">class="row"</text:span></text:span><text:span text:style-name="T2"> and </text:span><text:span text:style-name="Source_20_Text"><text:span text:style-name="T6">class="col-3"</text:span></text:span><text:span text:style-name="T2"> attributes, where the number after </text:span><text:span text:style-name="Source_20_Text"><text:span text:style-name="T6">col-</text:span></text:span><text:span text:style-name="T2"> is the number of columns the element should use.</text:span></text:p>
          <text:list>
            <text:list-item>
              <text:p text:style-name="P10"><text:span text:style-name="T2">Elements can take up a different number of columns based on the size of the screen with attributes like </text:span><text:span text:style-name="Source_20_Text"><text:span text:style-name="T6">class="col-lg-3 col-sm-6</text:span></text:span><text:span text:style-name="T2">. On a small screen, 6 columns will be used, but in a large screen, 3 columns will be used. If another row has to be added, Bootstrap will do so automatically. This is a much easier alternative to something like flexbox (Bootstrap does so behind the scenes).</text:span></text:p>
            </text:list-item>
          </text:list>
        </text:list-item>
        <text:list-item>
          <text:p text:style-name="P10"><text:span text:style-name="T2">Bootstrap has a whole host of other pretty components which can easily be applied by simply adding the appropriate </text:span><text:span text:style-name="Source_20_Text"><text:span text:style-name="T6">class</text:span></text:span><text:span text:style-name="T2"> attribute to an element. See </text:span><text:a xlink:type="simple" xlink:href="https://getbootstrap.com/docs/4.1/components/alerts/" text:style-name="Internet_20_link" text:visited-style-name="Visited_20_Internet_20_Link"><text:span text:style-name="T16">Bootstrap’s documentation</text:span></text:a><text:span text:style-name="T2"> for an extensive list.</text:span></text:p>
        </text:list-item>
      </text:list>
      <text:h text:style-name="P17" text:outline-level="2"><text:bookmark text:name="sass"/><text:a xlink:type="simple" xlink:href="https://cs50.harvard.edu/web/2018/notes/1/#sass" text:style-name="Internet_20_link" text:visited-style-name="Visited_20_Internet_20_Link"><text:span text:style-name="T1">Sass</text:span></text:a></text:h>
      <text:list xml:id="list3285575315" text:style-name="L6">
        <text:list-item>
          <text:p text:style-name="P5">Sass is an entirely new language built on top of CSS which gives it a little more power and flexibility when designing CSS stylesheets and allows for the generation of stylesheets in a programmatic way. Ultimately, Sass just makes writing CSS easier.</text:p>
        </text:list-item>
        <text:list-item>
          <text:p text:style-name="P11"><text:span text:style-name="T2">In order to use Sass, it must first be </text:span><text:a xlink:type="simple" xlink:href="http://sass-lang.com/install" text:style-name="Internet_20_link" text:visited-style-name="Visited_20_Internet_20_Link"><text:span text:style-name="T16">installed</text:span></text:a><text:span text:style-name="T2">. Once installed, we can execute </text:span><text:span text:style-name="Source_20_Text"><text:span text:style-name="T6">sass style.scss style.css</text:span></text:span><text:span text:style-name="T2"> to compile our Sass file </text:span><text:span text:style-name="Source_20_Text"><text:span text:style-name="T6">style.scss</text:span></text:span><text:span text:style-name="T2"> into </text:span><text:span text:style-name="Source_20_Text"><text:span text:style-name="T6">sass.css</text:span></text:span><text:span text:style-name="T2">, which can actually be linked to and interpreted by an HTML file.</text:span></text:p>
          <text:list>
            <text:list-item>
              <text:p text:style-name="P11"><text:span text:style-name="T2">If recompiling gets annoying, </text:span><text:span text:style-name="Source_20_Text"><text:span text:style-name="T6">sass --watch style.scss:style.css</text:span></text:span><text:span text:style-name="T2"> to automatically recompile </text:span><text:span text:style-name="Source_20_Text"><text:span text:style-name="T6">style.scss</text:span></text:span><text:span text:style-name="T2"> as </text:span><text:span text:style-name="Source_20_Text"><text:span text:style-name="T6">style.css</text:span></text:span><text:span text:style-name="T2"> whenever </text:span><text:span text:style-name="Source_20_Text"><text:span text:style-name="T6">style.scss</text:span></text:span><text:span text:style-name="T2"> is modified. Additionally, many website deployment systems, like GitHub Pages, have built in support for Sass. For example, if an </text:span><text:span text:style-name="Source_20_Text"><text:span text:style-name="T6">.scss</text:span></text:span><text:span text:style-name="T2"> file is pushed to GitHub, GitHub Pages will compile it automatically.</text:span></text:p>
            </text:list-item>
          </text:list>
        </text:list-item>
        <text:list-item>
          <text:p text:style-name="P11"><text:span text:style-name="T2">One feature of Sass is variables, which are defined as so: </text:span><text:span text:style-name="Source_20_Text"><text:span text:style-name="T6">$color: red;</text:span></text:span><text:span text:style-name="T2">. Anywhere </text:span><text:span text:style-name="Source_20_Text"><text:span text:style-name="T6">$color</text:span></text:span><text:span text:style-name="T2"> is passed as a value for a CSS property, e.g. </text:span><text:span text:style-name="Source_20_Text"><text:span text:style-name="T6">color: $color</text:span></text:span><text:span text:style-name="T2">, </text:span><text:span text:style-name="Source_20_Text"><text:span text:style-name="T6">red</text:span></text:span><text:span text:style-name="T2"> will be used.</text:span></text:p>
        </text:list-item>
        <text:list-item>
          <text:p text:style-name="P5">Another feature is nesting, which is a more concise way to style elements which are related to other elements in a certain way.</text:p>
          <text:p text:style-name="P20"><text:span text:style-name="Source_20_Text"><text:span text:style-name="T4"><text:s text:c="2"/></text:span></text:span><text:span text:style-name="Source_20_Text"><text:span text:style-name="T7">div</text:span></text:span><text:span text:style-name="Source_20_Text"><text:span text:style-name="T5"> {</text:span></text:span></text:p>
          <text:p text:style-name="P23"><text:span text:style-name="Source_20_Text"><text:span text:style-name="T4"><text:s text:c="6"/></text:span></text:span><text:span text:style-name="Source_20_Text"><text:span text:style-name="T9">font-size</text:span></text:span><text:span text:style-name="Source_20_Text"><text:span text:style-name="T5">: </text:span></text:span><text:span text:style-name="Source_20_Text"><text:span text:style-name="T15">18px</text:span></text:span><text:span text:style-name="Source_20_Text"><text:span text:style-name="T5">;</text:span></text:span></text:p>
          <text:p text:style-name="P23"><text:span text:style-name="Source_20_Text"><text:span text:style-name="T4"><text:s text:c="6"/></text:span></text:span><text:span text:style-name="Source_20_Text"><text:span text:style-name="T17">p</text:span></text:span><text:span text:style-name="Source_20_Text"><text:span text:style-name="T5"> </text:span></text:span><text:span text:style-name="Source_20_Text"><text:span text:style-name="T17">{</text:span></text:span></text:p>
          <text:p text:style-name="P23"><text:span text:style-name="Source_20_Text"><text:span text:style-name="T4"><text:s text:c="10"/></text:span></text:span><text:span text:style-name="Source_20_Text"><text:span text:style-name="T9">color</text:span></text:span><text:span text:style-name="Source_20_Text"><text:span text:style-name="T5">: </text:span></text:span><text:span text:style-name="Source_20_Text"><text:span text:style-name="T10">blue</text:span></text:span><text:span text:style-name="Source_20_Text"><text:span text:style-name="T5">;</text:span></text:span></text:p>
          <text:p text:style-name="P23"><text:span text:style-name="Source_20_Text"><text:span text:style-name="T4"><text:s text:c="6"/></text:span></text:span><text:span text:style-name="Source_20_Text"><text:span text:style-name="T5">}</text:span></text:span></text:p>
          <text:p text:style-name="P23"><text:span text:style-name="Source_20_Text"><text:span text:style-name="T4"><text:s text:c="6"/></text:span></text:span><text:span text:style-name="Source_20_Text"><text:span text:style-name="T7">ul</text:span></text:span><text:span text:style-name="Source_20_Text"><text:span text:style-name="T5"> {</text:span></text:span></text:p>
          <text:p text:style-name="P23"><text:span text:style-name="Source_20_Text"><text:span text:style-name="T4"><text:s text:c="10"/></text:span></text:span><text:span text:style-name="Source_20_Text"><text:span text:style-name="T9">color</text:span></text:span><text:span text:style-name="Source_20_Text"><text:span text:style-name="T5">: </text:span></text:span><text:span text:style-name="Source_20_Text"><text:span text:style-name="T10">green</text:span></text:span><text:span text:style-name="Source_20_Text"><text:span text:style-name="T5">;</text:span></text:span></text:p>
          <text:p text:style-name="P23"><text:span text:style-name="Source_20_Text"><text:span text:style-name="T4"><text:s text:c="6"/></text:span></text:span><text:span text:style-name="Source_20_Text"><text:span text:style-name="T5">}</text:span></text:span></text:p>
          <text:p text:style-name="P23"><text:span text:style-name="Source_20_Text"><text:span text:style-name="T4"><text:s text:c="2"/></text:span></text:span><text:span text:style-name="Source_20_Text"><text:span text:style-name="T17">}</text:span></text:span></text:p>
          <text:list>
            <text:list-item>
              <text:p text:style-name="P11"><text:span text:style-name="T2">In this example, all </text:span><text:span text:style-name="Source_20_Text"><text:span text:style-name="T6">p</text:span></text:span><text:span text:style-name="T2">s inside </text:span><text:span text:style-name="Source_20_Text"><text:span text:style-name="T6">div</text:span></text:span><text:span text:style-name="T2">s will be have </text:span><text:span text:style-name="Source_20_Text"><text:span text:style-name="T6">color: blue</text:span></text:span><text:span text:style-name="T2">, but also </text:span><text:span text:style-name="Source_20_Text"><text:span text:style-name="T6">font-size: 18px</text:span></text:span><text:span text:style-name="T2">, while </text:span><text:span text:style-name="Source_20_Text"><text:span text:style-name="T6">ul</text:span></text:span><text:span text:style-name="T2">s inside </text:span><text:span text:style-name="Source_20_Text"><text:span text:style-name="T6">div</text:span></text:span><text:span text:style-name="T2">s will have </text:span><text:span text:style-name="Source_20_Text"><text:span text:style-name="T6">color: green</text:span></text:span><text:span text:style-name="T2"> instead, but still also </text:span><text:span text:style-name="Source_20_Text"><text:span text:style-name="T6">font-size: 18px</text:span></text:span><text:span text:style-name="T2">.</text:span></text:p>
            </text:list-item>
          </text:list>
        </text:list-item>
        <text:list-item>
          <text:p text:style-name="P5">One more useful feature is inheritance, which is similar to the object-oriented concept. Sass’s inheritance allows for slight tweaking of a general style for different components.</text:p>
          <text:p text:style-name="P20"><text:soft-page-break/><text:span text:style-name="Source_20_Text"><text:span text:style-name="T4"><text:s text:c="2"/></text:span></text:span><text:span text:style-name="Source_20_Text"><text:span text:style-name="T8">%</text:span></text:span><text:span text:style-name="Source_20_Text"><text:span text:style-name="T7">message</text:span></text:span><text:span text:style-name="Source_20_Text"><text:span text:style-name="T5"> {</text:span></text:span></text:p>
          <text:p text:style-name="P23"><text:span text:style-name="Source_20_Text"><text:span text:style-name="T4"><text:s text:c="6"/></text:span></text:span><text:span text:style-name="Source_20_Text"><text:span text:style-name="T9">font-family</text:span></text:span><text:span text:style-name="Source_20_Text"><text:span text:style-name="T5">: </text:span></text:span><text:span text:style-name="Source_20_Text"><text:span text:style-name="T13">sans-serif</text:span></text:span><text:span text:style-name="Source_20_Text"><text:span text:style-name="T5">;</text:span></text:span></text:p>
          <text:p text:style-name="P23"><text:span text:style-name="Source_20_Text"><text:span text:style-name="T4"><text:s text:c="6"/></text:span></text:span><text:span text:style-name="Source_20_Text"><text:span text:style-name="T9">font-size</text:span></text:span><text:span text:style-name="Source_20_Text"><text:span text:style-name="T5">: </text:span></text:span><text:span text:style-name="Source_20_Text"><text:span text:style-name="T15">18px</text:span></text:span><text:span text:style-name="Source_20_Text"><text:span text:style-name="T5">;</text:span></text:span></text:p>
          <text:p text:style-name="P23"><text:span text:style-name="Source_20_Text"><text:span text:style-name="T4"><text:s text:c="6"/></text:span></text:span><text:span text:style-name="Source_20_Text"><text:span text:style-name="T9">font-weight</text:span></text:span><text:span text:style-name="Source_20_Text"><text:span text:style-name="T5">: </text:span></text:span><text:span text:style-name="Source_20_Text"><text:span text:style-name="T13">bold</text:span></text:span><text:span text:style-name="Source_20_Text"><text:span text:style-name="T5">;</text:span></text:span></text:p>
          <text:p text:style-name="P23"><text:span text:style-name="Source_20_Text"><text:span text:style-name="T4"><text:s text:c="2"/></text:span></text:span><text:span text:style-name="Source_20_Text"><text:span text:style-name="T5">}</text:span></text:span></text:p>
          <text:p text:style-name="P23"/>
          <text:p text:style-name="P23"><text:span text:style-name="Source_20_Text"><text:span text:style-name="T4"><text:s text:c="2"/></text:span></text:span><text:span text:style-name="Source_20_Text"><text:span text:style-name="T14">.specificMessage</text:span></text:span><text:span text:style-name="Source_20_Text"><text:span text:style-name="T5"> {</text:span></text:span></text:p>
          <text:p text:style-name="P23"><text:span text:style-name="Source_20_Text"><text:span text:style-name="T4"><text:s text:c="6"/></text:span></text:span><text:span text:style-name="Source_20_Text"><text:span text:style-name="T17">@extend</text:span></text:span><text:span text:style-name="Source_20_Text"><text:span text:style-name="T5"> </text:span></text:span><text:span text:style-name="Source_20_Text"><text:span text:style-name="T17">%message;</text:span></text:span></text:p>
          <text:p text:style-name="P23"><text:span text:style-name="Source_20_Text"><text:span text:style-name="T4"><text:s text:c="6"/></text:span></text:span><text:span text:style-name="Source_20_Text"><text:span text:style-name="T9">background-color</text:span></text:span><text:span text:style-name="Source_20_Text"><text:span text:style-name="T5">: </text:span></text:span><text:span text:style-name="Source_20_Text"><text:span text:style-name="T10">green</text:span></text:span><text:span text:style-name="Source_20_Text"><text:span text:style-name="T5">;</text:span></text:span></text:p>
          <text:p text:style-name="P23"><text:span text:style-name="Source_20_Text"><text:span text:style-name="T4"><text:s text:c="2"/></text:span></text:span><text:span text:style-name="Source_20_Text"><text:span text:style-name="T5">}</text:span></text:span></text:p>
          <text:list>
            <text:list-item>
              <text:p text:style-name="P11"><text:span text:style-name="Source_20_Text"><text:span text:style-name="T6">%message</text:span></text:span><text:span text:style-name="T2"> defines a general pattern that can be inherited in other style definitions using the </text:span><text:span text:style-name="Source_20_Text"><text:span text:style-name="T6">@extend %message</text:span></text:span><text:span text:style-name="T2"> syntax. In addition, other style properties can be added.</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 Sans" svg:font-family="'PT Sans'"/>
    <style:font-face style:name="SFMono-Regular" svg:font-family="SFMono-Regular, Menlo, Monaco, Consolas, 'Liberation Mono',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8:56:39.986597503</meta:creation-date>
    <dc:date>2020-05-08T18:57:41.661547330</dc:date>
    <meta:editing-duration>PT1M2S</meta:editing-duration>
    <meta:editing-cycles>1</meta:editing-cycles>
    <meta:document-statistic meta:table-count="0" meta:image-count="0" meta:object-count="0" meta:page-count="6" meta:paragraph-count="136" meta:word-count="1659" meta:character-count="9717" meta:non-whitespace-character-count="8017"/>
    <meta:generator>LibreOffice/6.0.7.3$Linux_X86_64 LibreOffice_project/00m0$Build-3</meta:generator>
  </office:meta>
</office:document-meta>
</file>